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fill-color="#ccff99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fill-color="#ff99cc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="solid" draw:fill-color="#c5000b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ff99"/>
      <style:paragraph-properties fo:text-align="center"/>
    </style:style>
    <style:style style:name="P6" style:family="paragraph">
      <loext:graphic-properties draw:fill-color="#ff99cc"/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2cm" svg:y="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1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1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1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1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1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1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18cm">
          <text:p text:style-name="P1">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cm" svg:y="18cm">
          <text:p text:style-name="P1">×10^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cm" svg:y="16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16cm">
          <text:p text:style-name="P1">−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cm" svg:y="14cm">
          <text:p text:style-name="P1">×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14cm">
          <text:p text:style-name="P1">÷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cm" svg:y="8cm">
          <text:p text:style-name="P1">AC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18cm">
          <text:p text:style-name="P1">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2cm" svg:y="18cm">
          <text:p text:style-name="P1">dr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6cm" svg:y="18cm">
          <text:p text:style-name="P1">rol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4cm" svg:y="18cm">
          <text:p text:style-name="P1">swp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5" draw:layer="layout" svg:width="1cm" svg:height="1cm" svg:x="12cm" svg:y="16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8cm" svg:y="1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1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14cm">
          <text:p text:style-name="P1">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5" draw:layer="layout" svg:width="1cm" svg:height="1cm" svg:x="14cm" svg:y="16cm">
          <text:p text:style-name="P1">mol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6cm" svg:y="14cm">
          <text:p text:style-name="P1">cd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6cm" svg:y="16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cm" svg:y="18cm">
          <text:p text:style-name="P1">co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6cm" svg:y="10cm">
          <text:p text:style-name="P1">x²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10cm">
          <text:p text:style-name="P1">x³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10cm">
          <text:p text:style-name="P1">x^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8cm">
          <text:p text:style-name="P1">lo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cm" svg:y="8cm">
          <text:p text:style-name="P1">l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cm" svg:y="8cm">
          <text:p text:style-name="P1">s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8cm">
          <text:p text:style-name="P1">c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8cm">
          <text:p text:style-name="P1">ta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8cm" svg:y="1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0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0cm" svg:y="10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10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10cm">
          <text:p text:style-name="P1">z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0cm" svg:y="1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1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12cm">
          <text:p text:style-name="P1">µ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6cm" svg:y="12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8cm" svg:y="10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8cm">
          <text:p text:style-name="P1">2nd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892cm" svg:height="0.645cm" svg:x="8cm" svg:y="11.355cm">
          <draw:text-box>
            <text:p text:style-name="P7"><text:span text:style-name="T1">d</text:span><text:span text:style-name="T2">a</text:span></text:p>
          </draw:text-box>
        </draw:frame>
        <draw:frame draw:style-name="gr8" draw:text-style-name="P8" draw:layer="layout" svg:width="0.697cm" svg:height="0.645cm" svg:x="10cm" svg:y="11.355cm">
          <draw:text-box>
            <text:p text:style-name="P7"><text:span text:style-name="T1">h</text:span></text:p>
          </draw:text-box>
        </draw:frame>
        <draw:frame draw:style-name="gr8" draw:text-style-name="P8" draw:layer="layout" svg:width="0.68cm" svg:height="0.645cm" svg:x="12.003cm" svg:y="11.355cm">
          <draw:text-box>
            <text:p text:style-name="P7"><text:span text:style-name="T1">k</text:span></text:p>
          </draw:text-box>
        </draw:frame>
        <draw:frame draw:style-name="gr8" draw:text-style-name="P8" draw:layer="layout" svg:width="0.794cm" svg:height="0.645cm" svg:x="14.003cm" svg:y="11.355cm">
          <draw:text-box>
            <text:p text:style-name="P7"><text:span text:style-name="T1">M</text:span></text:p>
          </draw:text-box>
        </draw:frame>
        <draw:frame draw:style-name="gr8" draw:text-style-name="P8" draw:layer="layout" svg:width="0.718cm" svg:height="0.645cm" svg:x="14.003cm" svg:y="9.355cm">
          <draw:text-box>
            <text:p text:style-name="P7"><text:span text:style-name="T1">Z</text:span></text:p>
          </draw:text-box>
        </draw:frame>
        <draw:frame draw:style-name="gr8" draw:text-style-name="P8" draw:layer="layout" svg:width="0.735cm" svg:height="0.645cm" svg:x="12.003cm" svg:y="9.355cm">
          <draw:text-box>
            <text:p text:style-name="P7"><text:span text:style-name="T1">E</text:span></text:p>
          </draw:text-box>
        </draw:frame>
        <draw:frame draw:style-name="gr8" draw:text-style-name="P8" draw:layer="layout" svg:width="0.735cm" svg:height="0.645cm" svg:x="10.003cm" svg:y="9.355cm">
          <draw:text-box>
            <text:p text:style-name="P7"><text:span text:style-name="T1">P</text:span></text:p>
          </draw:text-box>
        </draw:frame>
        <draw:frame draw:style-name="gr8" draw:text-style-name="P8" draw:layer="layout" svg:width="0.718cm" svg:height="0.645cm" svg:x="8cm" svg:y="9.355cm">
          <draw:text-box>
            <text:p text:style-name="P7"><text:span text:style-name="T1">T</text:span></text:p>
          </draw:text-box>
        </draw:frame>
        <draw:frame draw:style-name="gr8" draw:text-style-name="P8" draw:layer="layout" svg:width="0.777cm" svg:height="0.645cm" svg:x="16cm" svg:y="11.355cm">
          <draw:text-box>
            <text:p text:style-name="P7"><text:span text:style-name="T1">G</text:span></text:p>
          </draw:text-box>
        </draw:frame>
        <draw:custom-shape draw:style-name="gr6" draw:text-style-name="P6" draw:layer="layout" svg:width="1cm" svg:height="1cm" svg:x="16cm" svg:y="10cm">
          <text:p text:style-name="P1">y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735cm" svg:height="0.645cm" svg:x="16.003cm" svg:y="9.355cm">
          <draw:text-box>
            <text:p text:style-name="P7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11:34:55.631129954</meta:creation-date>
    <dc:date>2020-10-22T07:53:54.791905592</dc:date>
    <meta:editing-duration>P1DT15H57M4S</meta:editing-duration>
    <meta:editing-cycles>2</meta:editing-cycles>
    <meta:generator>LibreOffice/5.1.6.2$Linux_X86_64 LibreOffice_project/10m0$Build-2</meta:generator>
    <meta:document-statistic meta:object-count="62"/>
  </office:meta>
</office:document-meta>
</file>